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de0" officeooo:paragraph-rsid="00061de0"/>
    </style:style>
    <style:style style:name="P2" style:family="paragraph" style:parent-style-name="Standard">
      <style:text-properties officeooo:rsid="00061de0" officeooo:paragraph-rsid="00061de0"/>
    </style:style>
    <style:style style:name="P3" style:family="paragraph" style:parent-style-name="Standard">
      <style:text-properties officeooo:rsid="0007f4e2" officeooo:paragraph-rsid="0007f4e2"/>
    </style:style>
    <style:style style:name="P4" style:family="paragraph" style:parent-style-name="Standard">
      <style:text-properties officeooo:rsid="00089ad3" officeooo:paragraph-rsid="00089ad3"/>
    </style:style>
    <style:style style:name="P5" style:family="paragraph" style:parent-style-name="Standard">
      <style:text-properties officeooo:rsid="0009c21d" officeooo:paragraph-rsid="0009c21d"/>
    </style:style>
    <style:style style:name="P6" style:family="paragraph" style:parent-style-name="Standard">
      <style:text-properties officeooo:rsid="000ad63f" officeooo:paragraph-rsid="000ad63f"/>
    </style:style>
    <style:style style:name="P7" style:family="paragraph" style:parent-style-name="Standard">
      <style:text-properties officeooo:rsid="000b30a7" officeooo:paragraph-rsid="000b30a7"/>
    </style:style>
    <style:style style:name="P8" style:family="paragraph" style:parent-style-name="Standard">
      <style:text-properties officeooo:rsid="000bbf8c" officeooo:paragraph-rsid="000bbf8c"/>
    </style:style>
    <style:style style:name="P9" style:family="paragraph" style:parent-style-name="Standard">
      <style:text-properties officeooo:rsid="000c3e39" officeooo:paragraph-rsid="000c3e39"/>
    </style:style>
    <style:style style:name="P10" style:family="paragraph" style:parent-style-name="Standard">
      <style:text-properties officeooo:rsid="000c82af" officeooo:paragraph-rsid="000c82af"/>
    </style:style>
    <style:style style:name="P11" style:family="paragraph" style:parent-style-name="Standard">
      <style:text-properties officeooo:rsid="000d46c3" officeooo:paragraph-rsid="000d46c3"/>
    </style:style>
    <style:style style:name="P12" style:family="paragraph" style:parent-style-name="Standard">
      <style:text-properties officeooo:rsid="000e416a" officeooo:paragraph-rsid="000e41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patient comes in, patient's previous information will be called.</text:p>
      <text:p text:style-name="P1"/>
      <text:p text:style-name="P1">By entering either patient name or patient medicloud id.</text:p>
      <text:p text:style-name="P1">User need to pick a required field </text:p>
      <text:p text:style-name="P1"/>
      <text:p text:style-name="P1"/>
      <text:p text:style-name="P3">UPDATE A person's information. </text:p>
      <text:p text:style-name="P3"/>
      <text:p text:style-name="P3">update person </text:p>
      <text:p text:style-name="P3">set </text:p>
      <text:p text:style-name="P3"><text:tab/>first_name = 'Davis',</text:p>
      <text:p text:style-name="P3"><text:tab/>last_name = 'black',</text:p>
      <text:p text:style-name="P3"><text:tab/>birthdate = null,</text:p>
      <text:p text:style-name="P3"><text:tab/>gender = 'm',</text:p>
      <text:p text:style-name="P3"><text:tab/>ssn = 22152</text:p>
      <text:p text:style-name="P3"><text:tab/>where person_id = 3;</text:p>
      <text:p text:style-name="P3"/>
      <text:p text:style-name="P3">select * from person;</text:p>
      <text:p text:style-name="P3"/>
      <text:p text:style-name="P3"/>
      <text:p text:style-name="P3"/>
      <text:p text:style-name="P3"/>
      <text:p text:style-name="P3">insert a new encounter. </text:p>
      <text:p text:style-name="P3"/>
      <text:p text:style-name="P3">insert into encounter</text:p>
      <text:p text:style-name="P3">set </text:p>
      <text:p text:style-name="P3"><text:tab/>encounter_id = 1,</text:p>
      <text:p text:style-name="P3"><text:tab/>patient_id = 3,</text:p>
      <text:p text:style-name="P3"><text:tab/>description = 'sfafw';</text:p>
      <text:p text:style-name="P3"/>
      <text:p text:style-name="P3"/>
      <text:p text:style-name="P3"/>
      <text:p text:style-name="P4">insert new concept </text:p>
      <text:p text:style-name="P4"/>
      <text:p text:style-name="P4">insert into concept </text:p>
      <text:p text:style-name="P4">set </text:p>
      <text:p text:style-name="P4"><text:tab/>concept_id = 11,</text:p>
      <text:p text:style-name="P4"><text:tab/>description = 'f2fw';</text:p>
      <text:p text:style-name="P4"/>
      <text:p text:style-name="P4">add new patient </text:p>
      <text:p text:style-name="P4">insert into patient </text:p>
      <text:p text:style-name="P4">set </text:p>
      <text:p text:style-name="P4"><text:tab/>patient_id = 214,</text:p>
      <text:p text:style-name="P4"><text:tab/>person_id = 234;</text:p>
      <text:p text:style-name="P4"/>
      <text:p text:style-name="P4"/>
      <text:p text:style-name="P4"/>
      <text:p text:style-name="P4"/>
      <text:p text:style-name="P4"/>
      <text:p text:style-name="P4"><text:soft-page-break/>updating patient information </text:p>
      <text:p text:style-name="P4">update patient</text:p>
      <text:p text:style-name="P4">set </text:p>
      <text:p text:style-name="P4"><text:tab/>patient_id = 215 where person_id = 234;</text:p>
      <text:p text:style-name="P4"/>
      <text:p text:style-name="P4"/>
      <text:p text:style-name="P4"/>
      <text:p text:style-name="P4"/>
      <text:p text:style-name="P5">adding new column in note table. </text:p>
      <text:p text:style-name="P5">alter table note </text:p>
      <text:p text:style-name="P5">add concept_id int(11) default null, </text:p>
      <text:p text:style-name="P5">add foreign key (concept_id) references concept(concept_id);</text:p>
      <text:p text:style-name="P5"/>
      <text:p text:style-name="P5"/>
      <text:p text:style-name="P6">select encounter based on appointment. </text:p>
      <text:p text:style-name="P6"/>
      <text:p text:style-name="P6">select patient.patient_id, encounter.date, encounter.description from patient inner join encounter on patient.patient_id = encounter.patient_id;</text:p>
      <text:p text:style-name="P6"/>
      <text:p text:style-name="P6"/>
      <text:p text:style-name="P6"/>
      <text:p text:style-name="P6"/>
      <text:p text:style-name="P7">select encounter with note .</text:p>
      <text:p text:style-name="P7"/>
      <text:p text:style-name="P7">select patient.patient_id, encounter.date, encounter.description, note.message from patient inner join encounter </text:p>
      <text:p text:style-name="P7">on patient.patient_id = encounter.patient_id</text:p>
      <text:p text:style-name="P7">left join note on encounter.encounter_id = note.encounter_id;</text:p>
      <text:p text:style-name="P7"/>
      <text:p text:style-name="P7"/>
      <text:p text:style-name="P8">select user name and appointment date, purpose, and note.</text:p>
      <text:p text:style-name="P8"/>
      <text:p text:style-name="P8">select person.first_name, person.last_name, encounter.date, encounter.description, note.message from patient inner join person </text:p>
      <text:p text:style-name="P8">on patient.person_id = person.person_id</text:p>
      <text:p text:style-name="P8">left join encounter on patient.patient_id = encounter.patient_id </text:p>
      <text:p text:style-name="P8">left join note on encounter.patient_id = note.patient_id;</text:p>
      <text:p text:style-name="P8"/>
      <text:p text:style-name="P8"/>
      <text:p text:style-name="P8"/>
      <text:p text:style-name="P8"/>
      <text:p text:style-name="P8"/>
      <text:p text:style-name="P9">select a patient base on their finding from last visit.</text:p>
      <text:p text:style-name="P8"/>
      <text:p text:style-name="P9">select person.first_name, person.last_name, encounter.date, concept.description, <text:s/>observation.comments </text:p>
      <text:p text:style-name="P9">from patient inner join person on patient.person_id = person.person_id</text:p>
      <text:p text:style-name="P9">left join encounter on patient.patient_id = encounter.encounter_id</text:p>
      <text:p text:style-name="P9">inner join active_list on patient.patient_id = active_list.patient_id</text:p>
      <text:p text:style-name="P9"><text:soft-page-break/>left join concept on active_list.concept_id = concept.concept_id</text:p>
      <text:p text:style-name="P9">left join observation on active_list.start_obs_id = observation.obv_id;</text:p>
      <text:p text:style-name="P9"/>
      <text:p text:style-name="P9"/>
      <text:p text:style-name="P9"/>
      <text:p text:style-name="P10">check if any patient has appointment tomorrow </text:p>
      <text:p text:style-name="P10"/>
      <text:p text:style-name="P10"/>
      <text:p text:style-name="P10">select person.first_name, person.last_name, encounter.description, note.message from patient inner join person on patient.person_id = person.person_id</text:p>
      <text:p text:style-name="P10">left join encounter on patient.patient_id = encounter.patient_id left join note on encounter.encounter_id = note.encounter_id</text:p>
      <text:p text:style-name="P10">where Date(encounter.date) = curdate() + interval 1 day;</text:p>
      <text:p text:style-name="P10"/>
      <text:p text:style-name="P10"/>
      <text:p text:style-name="P10"/>
      <text:p text:style-name="P10">check if any patient has appointment today</text:p>
      <text:p text:style-name="P10"/>
      <text:p text:style-name="P10">select person.first_name, person.last_name, encounter.description, note.message from patient inner join person on patient.person_id = person.person_id</text:p>
      <text:p text:style-name="P10">left join encounter on patient.patient_id = encounter.patient_id left join note on encounter.encounter_id = note.encounter_id</text:p>
      <text:p text:style-name="P10">where Date(encounter.date) = curdate();</text:p>
      <text:p text:style-name="P10"/>
      <text:p text:style-name="P10"/>
      <text:p text:style-name="P10"/>
      <text:p text:style-name="P11">select the patient based on currently active</text:p>
      <text:p text:style-name="P11"/>
      <text:p text:style-name="P11">select person.last_name, active_list.comments, active_list.active_list_id from active_list inner join patient on active_list.patient_id = patient.patient_id</text:p>
      <text:p text:style-name="P11">left join person on patient.person_id = person.person_id <text:s/>where active_list.end_obs_id is null;</text:p>
      <text:p text:style-name="P11"/>
      <text:p text:style-name="P11"/>
      <text:p text:style-name="P11"/>
      <text:p text:style-name="P12">select the patient based on current active and show concept(description) and active_list comments</text:p>
      <text:p text:style-name="P12"/>
      <text:p text:style-name="P12">select person.last_name, concept.description, active_list.comments from active_list inner join patient</text:p>
      <text:p text:style-name="P12">on active_list.patient_id = patient.patient_id</text:p>
      <text:p text:style-name="P12">left join concept on active_list.concept_id = concept.concept_id</text:p>
      <text:p text:style-name="P12">left join person on patient.person_id = person.person_id where active_list.end_obs_id is nul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2:27:20.888277230</meta:creation-date>
    <meta:editing-duration>PT52M46S</meta:editing-duration>
    <meta:editing-cycles>3</meta:editing-cycles>
    <meta:generator>LibreOffice/4.4.3.2$Linux_X86_64 LibreOffice_project/40m0$Build-2</meta:generator>
    <dc:date>2015-12-07T15:11:05.268963087</dc:date>
    <meta:document-statistic meta:table-count="0" meta:image-count="0" meta:object-count="0" meta:page-count="3" meta:paragraph-count="71" meta:word-count="425" meta:character-count="3540" meta:non-whitespace-character-count="3147"/>
  </office:meta>
</office:document-meta>
</file>